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d896f" officeooo:paragraph-rsid="000d896f" style:font-weight-asian="bold" style:font-weight-complex="bold"/>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tyle="normal" style:text-underline-style="none" fo:font-weight="normal" officeooo:rsid="000dcc13" officeooo:paragraph-rsid="000d896f"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9" style:family="paragraph" style:parent-style-name="Standard">
      <style:text-properties style:text-underline-style="none" fo:font-weight="normal" officeooo:rsid="000e9520" officeooo:paragraph-rsid="000e9520" style:font-weight-asian="normal" style:font-weight-complex="normal"/>
    </style:style>
    <style:style style:name="P10" style:family="paragraph" style:parent-style-name="Standard">
      <style:text-properties style:text-underline-style="none" fo:font-weight="normal" officeooo:rsid="000f15f6" officeooo:paragraph-rsid="000f15f6" style:font-weight-asian="normal" style:font-weight-complex="normal"/>
    </style:style>
    <style:style style:name="P11" style:family="paragraph" style:parent-style-name="Standard">
      <style:text-properties style:text-underline-style="none" fo:font-weight="normal" officeooo:rsid="000fae59" officeooo:paragraph-rsid="000fae59" style:font-weight-asian="normal" style:font-weight-complex="normal"/>
    </style:style>
    <style:style style:name="P12" style:family="paragraph" style:parent-style-name="Standard">
      <style:text-properties style:text-underline-style="none" fo:font-weight="normal" officeooo:rsid="00109cb2" officeooo:paragraph-rsid="00109cb2" style:font-weight-asian="normal" style:font-weight-complex="normal"/>
    </style:style>
    <style:style style:name="P13" style:family="paragraph" style:parent-style-name="Standard">
      <style:text-properties style:text-underline-style="none" fo:font-weight="normal" officeooo:rsid="00114ce4" officeooo:paragraph-rsid="00114ce4" style:font-weight-asian="normal" style:font-weight-complex="normal"/>
    </style:style>
    <style:style style:name="P14" style:family="paragraph" style:parent-style-name="Standard">
      <style:text-properties style:text-underline-style="none" fo:font-weight="normal" officeooo:rsid="00118617" officeooo:paragraph-rsid="00118617" style:font-weight-asian="normal" style:font-weight-complex="normal"/>
    </style:style>
    <style:style style:name="P15" style:family="paragraph" style:parent-style-name="Standard">
      <style:text-properties style:text-underline-style="none" fo:font-weight="bold" officeooo:rsid="000fae59" officeooo:paragraph-rsid="000fae59" style:font-weight-asian="bold" style:font-weight-complex="bold"/>
    </style:style>
    <style:style style:name="P16" style:family="paragraph" style:parent-style-name="Standard">
      <style:text-properties officeooo:rsid="000deb2d" officeooo:paragraph-rsid="000deb2d"/>
    </style:style>
    <style:style style:name="P17" style:family="paragraph" style:parent-style-name="Standard" style:master-page-name="MP0">
      <style:paragraph-properties style:page-number="auto" fo:break-before="page"/>
    </style:style>
    <style:style style:name="P18" style:family="paragraph" style:parent-style-name="Standard" style:list-style-name="L1"/>
    <style:style style:name="P19" style:family="paragraph" style:parent-style-name="Standard" style:list-style-name="L1">
      <style:text-properties fo:font-weight="bold" style:font-weight-asian="bold" style:font-weight-complex="bold"/>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text-properties officeooo:paragraph-rsid="000deb2d"/>
    </style:style>
    <style:style style:name="P38" style:family="paragraph" style:parent-style-name="Standard" style:list-style-name="L19">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39" style:family="paragraph" style:parent-style-name="Standard" style:list-style-name="L19">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40" style:family="paragraph" style:parent-style-name="Standard" style:list-style-name="L19">
      <style:text-properties officeooo:rsid="000deb2d" officeooo:paragraph-rsid="000deb2d"/>
    </style:style>
    <style:style style:name="P41" style:family="paragraph" style:parent-style-name="Standard" style:list-style-name="L20">
      <style:text-properties style:text-underline-style="none" fo:font-weight="normal" officeooo:rsid="00109cb2" officeooo:paragraph-rsid="00109cb2" style:font-weight-asian="normal" style:font-weight-complex="normal"/>
    </style:style>
    <style:style style:name="P42" style:family="paragraph" style:parent-style-name="Standard" style:list-style-name="L21">
      <style:text-properties style:text-underline-style="none" fo:font-weight="normal" officeooo:rsid="00109cb2" officeooo:paragraph-rsid="00109cb2" style:font-weight-asian="normal" style:font-weight-complex="normal"/>
    </style:style>
    <style:style style:name="P43" style:family="paragraph" style:parent-style-name="Standard">
      <style:text-properties style:text-underline-style="none" fo:font-weight="normal" officeooo:rsid="00118617" officeooo:paragraph-rsid="00118617" style:font-weight-asian="normal" style:font-weight-complex="normal"/>
    </style:style>
    <style:style style:name="P44" style:family="paragraph" style:parent-style-name="Standard">
      <style:text-properties style:text-underline-style="none" fo:font-weight="normal" officeooo:rsid="0013d764" officeooo:paragraph-rsid="0013d764" style:font-weight-asian="normal" style:font-weight-complex="normal"/>
    </style:style>
    <style:style style:name="P45" style:family="paragraph" style:parent-style-name="Standard">
      <style:text-properties style:text-underline-style="none" fo:font-weight="normal" officeooo:rsid="00147a96" officeooo:paragraph-rsid="00147a96" style:font-weight-asian="normal" style:font-weight-complex="normal"/>
    </style:style>
    <style:style style:name="P46" style:family="paragraph" style:parent-style-name="Standard" style:list-style-name="L22">
      <style:text-properties style:text-underline-style="none" fo:font-weight="normal" officeooo:rsid="00147a96" officeooo:paragraph-rsid="00147a96" style:font-weight-asian="normal" style:font-weight-complex="normal"/>
    </style:style>
    <style:style style:name="P47" style:family="paragraph" style:parent-style-name="Standard" style:list-style-name="L22">
      <style:text-properties style:text-underline-style="none" fo:font-weight="normal" officeooo:rsid="00150d24" officeooo:paragraph-rsid="00150d24" style:font-weight-asian="normal" style:font-weight-complex="normal"/>
    </style:style>
    <style:style style:name="P48" style:family="paragraph" style:parent-style-name="Standard">
      <style:text-properties style:text-underline-style="none" fo:font-weight="normal" officeooo:rsid="00150d24" officeooo:paragraph-rsid="00150d24" style:font-weight-asian="normal" style:font-weight-complex="normal"/>
    </style:style>
    <style:style style:name="P49" style:family="paragraph" style:parent-style-name="Standard">
      <style:text-properties style:text-underline-style="none" fo:font-weight="normal" officeooo:rsid="00176f49" officeooo:paragraph-rsid="00176f49" style:font-weight-asian="normal" style:font-weight-complex="normal"/>
    </style:style>
    <style:style style:name="P50" style:family="paragraph" style:parent-style-name="Standard">
      <style:text-properties style:text-underline-style="solid" style:text-underline-width="auto" style:text-underline-color="font-color" fo:font-weight="bold" officeooo:rsid="0013d764" officeooo:paragraph-rsid="0013d764"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0dcc13" style:font-style-asian="normal" style:font-weight-asian="normal" style:font-style-complex="normal" style:font-weight-complex="normal"/>
    </style:style>
    <style:style style:name="T5" style:family="text">
      <style:text-properties fo:font-style="normal" style:text-underline-style="none" fo:font-weight="normal" officeooo:rsid="000deb2d" style:font-style-asian="normal" style:font-weight-asian="normal" style:font-style-complex="normal" style:font-weight-complex="normal"/>
    </style:style>
    <style:style style:name="T6" style:family="text">
      <style:text-properties fo:font-style="normal" style:text-underline-style="none" fo:font-weight="normal" officeooo:rsid="000e9520" style:font-style-asian="normal" style:font-weight-asian="normal" style:font-style-complex="normal" style:font-weight-complex="normal"/>
    </style:style>
    <style:style style:name="T7" style:family="text">
      <style:text-properties officeooo:rsid="00147a96"/>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ng 1027</text:p>
      <text:p text:style-name="Standard"/>
      <text:p text:style-name="Standard">Setting - The time, place, and social circumstances in which a story takes place. The setting can help establish the “atmosphere” of a work indicating the tone or manner in which the story is to be read. Often associative with genre.</text:p>
      <text:p text:style-name="Standard"/>
      <text:p text:style-name="Standard">Diction – The choice of words and phrases in speech or writing.</text:p>
      <text:list xml:id="list4131467596" text:style-name="L1">
        <text:list-item>
          <text:p text:style-name="P18"><text:span text:style-name="Default_20_Paragraph_20_Font"><text:span text:style-name="T1">Monosyllabic</text:span></text:span> or <text:span text:style-name="Default_20_Paragraph_20_Font"><text:span text:style-name="T1">polysyllabic</text:span></text:span></text:p>
        </text:list-item>
        <text:list-item>
          <text:p text:style-name="P18"><text:span text:style-name="Default_20_Paragraph_20_Font"><text:span text:style-name="T1">Simple </text:span></text:span>or <text:span text:style-name="Default_20_Paragraph_20_Font"><text:span text:style-name="T1">sophisticated</text:span></text:span></text:p>
        </text:list-item>
        <text:list-item>
          <text:p text:style-name="P18"><text:span text:style-name="Default_20_Paragraph_20_Font"><text:span text:style-name="T1">Familiar (colloquial) language </text:span></text:span>or <text:span text:style-name="Default_20_Paragraph_20_Font"><text:span text:style-name="T1">less quotidian sources (poetical, scientific, legal, other specialist discourses)</text:span></text:span></text:p>
        </text:list-item>
        <text:list-item>
          <text:p text:style-name="P18"><text:span text:style-name="Default_20_Paragraph_20_Font"><text:span text:style-name="T1">Modern and up to date </text:span></text:span>or <text:span text:style-name="Default_20_Paragraph_20_Font"><text:span text:style-name="T1">antiquated and archaic</text:span></text:span></text:p>
        </text:list-item>
        <text:list-item>
          <text:p text:style-name="P19">Connotative (range of possible meanings) or denotative (pointing to very specific references)</text:p>
        </text:list-item>
      </text:list>
      <text:p text:style-name="P1"/>
      <text:p text:style-name="Standard">Syntax – The arrangements of words and phrases to create grammatically complete sentences</text:p>
      <text:list xml:id="list1597510312" text:style-name="L2">
        <text:list-item>
          <text:p text:style-name="P20"><text:span text:style-name="Default_20_Paragraph_20_Font"><text:span text:style-name="T1">Simple and plain (subject – verb – object)</text:span></text:span> or <text:span text:style-name="Default_20_Paragraph_20_Font"><text:span text:style-name="T1">complex (with numerous dependent clauses, qualifying phrases, and parentheses) </text:span></text:span>or <text:span text:style-name="Default_20_Paragraph_20_Font"><text:span text:style-name="T1">varying between both to produce multiple, shifting effects of rhythm and tone</text:span></text:span></text:p>
        </text:list-item>
      </text:list>
      <text:p text:style-name="P1"/>
      <text:p text:style-name="Standard">Atmosphere – The mood or general 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 or otherwise is seen to advance its plot.</text:p>
      <text:list xml:id="list1183843426" text:style-name="L3">
        <text:list-item>
          <text:p text:style-name="P21">Flat – Two dimensional; represents a stock set of attitudes and abilities that fit conventions of the genre (wise old wizard)</text:p>
        </text:list-item>
        <text:list-item>
          <text:p text:style-name="P21">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2409604024" text:style-name="L4">
        <text:list-item>
          <text:p text:style-name="P22"><text:span text:style-name="Default_20_Paragraph_20_Font"><text:span text:style-name="T1">Formal</text:span></text:span> or <text:span text:style-name="Default_20_Paragraph_20_Font"><text:span text:style-name="T1">unformal</text:span></text:span></text:p>
        </text:list-item>
        <text:list-item>
          <text:p text:style-name="P22"><text:span text:style-name="Default_20_Paragraph_20_Font"><text:span text:style-name="T1">Denotative</text:span></text:span> or <text:span text:style-name="Default_20_Paragraph_20_Font"><text:span text:style-name="T1">connotative</text:span></text:span></text:p>
        </text:list-item>
        <text:list-item>
          <text:p text:style-name="P22"><text:span text:style-name="Default_20_Paragraph_20_Font"><text:span text:style-name="T1">Abstract</text:span></text:span> or <text:span text:style-name="Default_20_Paragraph_20_Font"><text:span text:style-name="T1">concrete</text:span></text:span></text:p>
        </text:list-item>
        <text:list-item>
          <text:p text:style-name="P22"><text:span text:style-name="Default_20_Paragraph_20_Font"><text:span text:style-name="T1">Simple</text:span></text:span> or <text:span text:style-name="Default_20_Paragraph_20_Font"><text:span text:style-name="T1">complex</text:span></text:span></text:p>
        </text:list-item>
        <text:list-item>
          <text:p text:style-name="P22"><text:span text:style-name="Default_20_Paragraph_20_Font"><text:span text:style-name="T1">Elaborate </text:span></text:span>or <text:span text:style-name="Default_20_Paragraph_20_Font"><text:span text:style-name="T1">spare</text:span></text:span></text:p>
        </text:list-item>
        <text:list-item>
          <text:p text:style-name="P22"><text:span text:style-name="Default_20_Paragraph_20_Font"><text:span text:style-name="T1">Literary </text:span></text:span>or s<text:span text:style-name="Default_20_Paragraph_20_Font"><text:span text:style-name="T1">cientific</text:span></text:span></text:p>
        </text:list-item>
        <text:list-item>
          <text:p text:style-name="P22"><text:soft-page-break/><text:span text:style-name="Default_20_Paragraph_20_Font"><text:span text:style-name="T1">Passionate </text:span></text:span>or <text:span text:style-name="Default_20_Paragraph_20_Font"><text:span text:style-name="T1">dispassionate</text:span></text:span></text:p>
        </text:list-item>
        <text:list-item>
          <text:p text:style-name="P22"><text:span text:style-name="Default_20_Paragraph_20_Font"><text:span text:style-name="T1">Ironic </text:span></text:span>or <text:span text:style-name="Default_20_Paragraph_20_Font"><text:span text:style-name="T1">sincere</text:span></text:span></text:p>
        </text:list-item>
      </text:list>
      <text:p text:style-name="Standard">Plain style – No telltale marks of a strong personality (expository essay)</text:p>
      <text:p text:style-name="Standard"/>
      <text:p text:style-name="Standard">Poe narrative style in The Fall of the House of Usher:</text:p>
      <text:list xml:id="list943183883" text:style-name="L5">
        <text:list-item>
          <text:p text:style-name="P23">Abstract: The author’s use of diction and syntax</text:p>
        </text:list-item>
        <text:list-item>
          <text:p text:style-name="P23">Literary: Lots of adverbs/adjectives</text:p>
        </text:list-item>
        <text:list-item>
          <text:p text:style-name="P23">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xml:id="list1445768684" text:style-name="L6">
        <text:list-item>
          <text:p text:style-name="P24">Missing names (the American and the girl)</text:p>
        </text:list-item>
        <text:list-item>
          <text:p text:style-name="P24">No context (how do they know each other, appearance, why they are there), only an outward view of what they do or say</text:p>
        </text:list-item>
        <text:list-item>
          <text:p text:style-name="P24">The name ‘jig’ is an expression of power; it’s the name he gave her</text:p>
        </text:list-item>
        <text:list-item>
          <text:p text:style-name="P24">Jig is old slang fitting the time of the story for meaning ‘the jig is up’ or ‘the secret is discovered’</text:p>
        </text:list-item>
        <text:list-item>
          <text:p text:style-name="P24">We only get a connotation; the reader is left to fill in the exact details</text:p>
        </text:list-item>
        <text:list-item>
          <text:p text:style-name="P24">The story seems to be about having an abortion. This serious decision is similar to “should we have a beer”</text:p>
        </text:list-item>
        <text:list-item>
          <text:p text:style-name="P24">Set at a train station in Spain, they are tourists traveling trying new drinks at a place of transition</text:p>
        </text:list-item>
      </text:list>
      <text:p text:style-name="Standard"/>
      <text:p text:style-name="Standard"><text:span text:style-name="Default_20_Paragraph_20_Font"><text:span text:style-name="T1">Tutorial 2</text:span></text:span></text:p>
      <text:p text:style-name="Standard">“the white elephant”</text:p>
      <text:list xml:id="list3283346046" text:style-name="L7">
        <text:list-item>
          <text:p text:style-name="P25">Something that’s hard to get rid of because of its cost</text:p>
        </text:list-item>
        <text:list-item>
          <text:p text:style-name="P25">Representative of the child (abortion)</text:p>
        </text:list-item>
        <text:list-item>
          <text:p text:style-name="P25">Their relationship</text:p>
        </text:list-item>
      </text:list>
      <text:p text:style-name="Standard">Setting:</text:p>
      <text:list xml:id="list3038460350" text:style-name="L8">
        <text:list-item>
          <text:p text:style-name="P26">Spain: Train station (“non-space”), liminal, purgatory</text:p>
        </text:list-item>
        <text:list-item>
          <text:p text:style-name="P26">1920’s</text:p>
        </text:list-item>
      </text:list>
      <text:p text:style-name="Standard">Diction: Choice of word or phrases</text:p>
      <text:list xml:id="list2154995842" text:style-name="L9">
        <text:list-item>
          <text:p text:style-name="P27">He’s more manipulative and repetitious</text:p>
        </text:list-item>
        <text:list-item>
          <text:p text:style-name="P27">She’s more</text:p>
        </text:list-item>
      </text:list>
      <text:p text:style-name="Standard">Syntax: Arrangements</text:p>
      <text:p text:style-name="Standard">Atmosphere:</text:p>
      <text:list xml:id="list2766699964" text:style-name="L10">
        <text:list-item>
          <text:p text:style-name="P28">peaceful</text:p>
        </text:list-item>
        <text:list-item>
          <text:p text:style-name="P28">uncertain</text:p>
        </text:list-item>
        <text:list-item>
          <text:p text:style-name="P28">tense</text:p>
        </text:list-item>
      </text:list>
      <text:p text:style-name="Standard">By cutting him off she takes his agency away (climax of the story)</text:p>
      <text:p text:style-name="Standard"/>
      <text:p text:style-name="P2">Week 3</text:p>
      <text:p text:style-name="Standard">Poe’s style:</text:p>
      <text:list xml:id="list3901926851" text:style-name="L11">
        <text:list-item>
          <text:p text:style-name="P29">Connotative</text:p>
        </text:list-item>
        <text:list-item>
          <text:p text:style-name="P29">Poetic</text:p>
        </text:list-item>
      </text:list>
      <text:p text:style-name="Standard"/>
      <text:p text:style-name="Standard">Hemmingway’s style:</text:p>
      <text:list xml:id="list1672204436" text:style-name="L12">
        <text:list-item>
          <text:p text:style-name="P30">Denotative</text:p>
        </text:list-item>
        <text:list-item>
          <text:p text:style-name="P30">Takes unnecessary parts out</text:p>
        </text:list-item>
        <text:list-item>
          <text:p text:style-name="P30"><text:soft-page-break/>symbolism/simile (white elephant)</text:p>
        </text:list-item>
      </text:list>
      <text:p text:style-name="Standard"/>
      <text:p text:style-name="Standard">Hills like white elephants</text:p>
      <text:list xml:id="list1854415018" text:style-name="L13">
        <text:list-item>
          <text:p text:style-name="P31">The “American” century: we can have the whole world</text:p>
        </text:list-item>
        <text:list-item>
          <text:p text:style-name="P31">The waitress “working class”: she will take back their order</text:p>
        </text:list-item>
        <text:list-item>
          <text:p text:style-name="P31">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 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1">Tutorial 3</text:p>
      <text:p text:style-name="Standard"/>
      <text:p text:style-name="Standard">MLA OWL Purdue 8</text:p>
      <text:p text:style-name="Standard"/>
      <text:p text:style-name="Standard">Thesis – Announce the topic to your reader with the title and author (doesn’t have to be only 1 sentence). Needs to reflect an argument that they point to. Provide the reader with a blueprint of what you will be using to prove your point.</text:p>
      <text:p text:style-name="Standard"/>
      <text:p text:style-name="P4">header</text:p>
      <text:p text:style-name="Standard">Name</text:p>
      <text:p text:style-name="Standard">Prof</text:p>
      <text:p text:style-name="Standard">TA</text:p>
      <text:p text:style-name="Standard">ENG 1027F, #</text:p>
      <text:p text:style-name="Standard">dd October 2017</text:p>
      <text:p text:style-name="Standard"/>
      <text:p text:style-name="P5">Title</text:p>
      <text:p text:style-name="Standard"/>
      <text:p text:style-name="Standard">Use direct quotes: --”--”-- (Kafka 9).</text:p>
      <text:p text:style-name="Standard"/>
      <text:p text:style-name="P2"/>
      <text:p text:style-name="P2"/>
      <text:p text:style-name="P2"/>
      <text:p text:style-name="P2"><text:soft-page-break/>Week 4</text:p>
      <text:p text:style-name="Standard"/>
      <text:p text:style-name="Standard">The mind plays an active role in producing the reality of the world</text:p>
      <text:p text:style-name="Standard"/>
      <text:p text:style-name="Standard">Narrative perspective – The standpoint from which a story is told. Can be a direct view through a lens or through a fully developed consciousness that alters our access to the events described.</text:p>
      <text:list xml:id="list2525715962" text:style-name="L14">
        <text:list-item>
          <text:p text:style-name="P32">Distance – judged by space or time, where the perspective is close to the events or far (or between the two), or events are described as they are happening or in the past.</text:p>
        </text:list-item>
        <text:list-item>
          <text:p text:style-name="P32">Focus – The way is which the author arranges our point of view so we see the events being described in a certain way (close or far)</text:p>
        </text:list-item>
        <text:list-item>
          <text:p text:style-name="P32">Omniscient perspective – Narrator is placed outside the events being described</text:p>
        </text:list-item>
        <text:list-item>
          <text:p text:style-name="P32">First-person narrator – Speaks as an “I” and may have a role, either as a protagonist or an observer, within the story.</text:p>
        </text:list-item>
      </text:list>
      <text:p text:style-name="Standard"/>
      <text:p text:style-name="Standard">An Occurrence at Owl Creek Bridge</text:p>
      <text:p text:style-name="Standard"/>
      <text:p text:style-name="Standard">Distance - Chronologically close to the event, spatially from a medium distance</text:p>
      <text:p text:style-name="Standard"/>
      <text:p text:style-name="Standard">Narrator 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 paragraph, 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 dung beetle.</text:p>
      <text:p text:style-name="Standard"/>
      <text:p text:style-name="Standard">Setting</text:p>
      <text:list xml:id="list2433566563" text:style-name="L15">
        <text:list-item>
          <text:p text:style-name="P33">Modern world of the traveling salesman Gregor Samsa (travels by train)</text:p>
        </text:list-item>
        <text:list-item>
          <text:p text:style-name="P33">Lives at his parent’s home and locks doors for privacy from them.</text:p>
        </text:list-item>
      </text:list>
      <text:p text:style-name="Standard"/>
      <text:p text:style-name="Standard">Narrative style</text:p>
      <text:list xml:id="list918371663" text:style-name="L16">
        <text:list-item>
          <text:p text:style-name="P34">3<text:span text:style-name="Default_20_Paragraph_20_Font"><text:span text:style-name="T2">rd</text:span></text:span> person restricted to Gregor (free indirect discourse) both inside and outside; access to the interiority of the character</text:p>
        </text:list-item>
      </text:list>
      <text:p text:style-name="Standard"/>
      <text:p text:style-name="Standard">Style</text:p>
      <text:list xml:id="list1042823395" text:style-name="L17">
        <text:list-item>
          <text:p text:style-name="P35">Similar to Hemmingway</text:p>
        </text:list-item>
        <text:list-item>
          <text:p text:style-name="P35">Uses a rational style to report on things that are unnatural</text:p>
        </text:list-item>
      </text:list>
      <text:p text:style-name="Standard"/>
      <text:p text:style-name="Standard">Absurd – The existential world view that each person is an isolated being cast into an uncaring universe which possesses no inherent truth or higher purpose. A world without redemption.</text:p>
      <text:p text:style-name="Standard"/>
      <text:p text:style-name="Standard">Grotesquely comic story about how the world plays tricks on you. If the world is absurd, laugh at it (parody).</text:p>
      <text:p text:style-name="Standard"/>
      <text:p text:style-name="Standard"><text:soft-page-break/>Upon waking up, he is focused only on getting on the train for work and he never questions why he is a bug.</text:p>
      <text:p text:style-name="Standard"/>
      <text:p text:style-name="P1">Tutorial 4</text:p>
      <text:p text:style-name="Standard"/>
      <text:p text:style-name="Standard">Kafka’s style</text:p>
      <text:list xml:id="list2950013488" text:style-name="L18">
        <text:list-item>
          <text:p text:style-name="P36">Diction and syntax are denotative, precise, functional like his insurance reports</text:p>
        </text:list-item>
        <text:list-item>
          <text:p text:style-name="P36">Openly conflicts with common sense</text:p>
        </text:list-item>
        <text:list-item>
          <text:p text:style-name="P36">Tonal mismatch between functional style and fantastical world (dark humor)</text:p>
        </text:list-item>
        <text:list-item>
          <text:p text:style-name="P36">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 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P3">Week 5</text:p>
      <text:p text:style-name="P6"/>
      <text:p text:style-name="P7">Gilgamesh</text:p>
      <text:list xml:id="list372330010" text:style-name="L19">
        <text:list-item>
          <text:p text:style-name="P37"><text:span text:style-name="T4">Oldest story recorded in print </text:span><text:span text:style-name="T5">(2000 B.C.E)</text:span><text:span text:style-name="T4">. </text:span></text:p>
        </text:list-item>
        <text:list-item>
          <text:p text:style-name="P38">Recorded in 1300-1000 B.C.E on clay tablets. </text:p>
        </text:list-item>
        <text:list-item>
          <text:p text:style-name="P39">700 BCE Noneveh</text:p>
        </text:list-item>
        <text:list-item>
          <text:p text:style-name="P40"><text:span text:style-name="T3">1840</text:span><text:span text:style-name="T6">s</text:span></text:p>
        </text:list-item>
        <text:list-item>
          <text:p text:style-name="P39">1872</text:p>
        </text:list-item>
      </text:list>
      <text:p text:style-name="P8"/>
      <text:p text:style-name="P16"><text:span text:style-name="T3">Oral storytelling – Each time the story is told it’s a little different (effemeral), </text:span><text:span text:style-name="T6">repetitive</text:span><text:span text:style-name="T3">, written is always the same</text:span></text:p>
      <text:p text:style-name="P8"/>
      <text:p text:style-name="P9">Gilgamesh has a regular beat (chant)</text:p>
      <text:p text:style-name="P9"/>
      <text:p text:style-name="P10">The shift to the present: orality belongs to the present, text lasts over time</text:p>
      <text:p text:style-name="P10"/>
      <text:p text:style-name="P15">Tutorial 5</text:p>
      <text:p text:style-name="P11"/>
      <text:p text:style-name="P12">Symbol – Reference to something beyond its own meaning</text:p>
      <text:list xml:id="list352975560" text:style-name="L20">
        <text:list-item>
          <text:p text:style-name="P41">Conventional</text:p>
        </text:list-item>
        <text:list-item>
          <text:p text:style-name="P41">Private (intimate)</text:p>
        </text:list-item>
      </text:list>
      <text:p text:style-name="P12"/>
      <text:p text:style-name="P12">Allegory – Stands in for a larger symbolic system</text:p>
      <text:p text:style-name="P12"/>
      <text:p text:style-name="P12">Epic genre – Long narrative poem</text:p>
      <text:list xml:id="list2767776621" text:style-name="L21">
        <text:list-item>
          <text:p text:style-name="P42"><text:soft-page-break/>hero -&gt; national/cosmic</text:p>
        </text:list-item>
        <text:list-item>
          <text:p text:style-name="P42">ample scale</text:p>
        </text:list-item>
        <text:list-item>
          <text:p text:style-name="P42">long quest</text:p>
        </text:list-item>
        <text:list-item>
          <text:p text:style-name="P42">divine influence</text:p>
        </text:list-item>
        <text:list-item>
          <text:p text:style-name="P42">epithets</text:p>
        </text:list-item>
      </text:list>
      <text:p text:style-name="P12"/>
      <text:p text:style-name="P12">Remediation – The way in which a new mode of communication interacts with and transforms the earlier modes</text:p>
      <text:p text:style-name="P12"/>
      <text:p text:style-name="P13">1. Ordinary world</text:p>
      <text:p text:style-name="P13">2. “call” to adventure</text:p>
      <text:p text:style-name="P13">3. Refusal</text:p>
      <text:p text:style-name="P13">4. Meeting with mentor</text:p>
      <text:p text:style-name="P13">5. Crossing of ordinary world to special world</text:p>
      <text:p text:style-name="P13">6. Tests, enemies, trials</text:p>
      <text:p text:style-name="P13">7. Approach</text:p>
      <text:p text:style-name="P13">8. Death, rebirth (of self)</text:p>
      <text:p text:style-name="P13">9. Reward</text:p>
      <text:p text:style-name="P13">10. Road back</text:p>
      <text:p text:style-name="P13">11. Resurrection</text:p>
      <text:p text:style-name="P14">12. Return “elixer”</text:p>
      <text:p text:style-name="P14"/>
      <text:p text:style-name="P14">Doppleganger - Mirrored “shadow” that reminds you that you are going to die</text:p>
      <text:p text:style-name="P14"/>
      <text:p text:style-name="P50">Week 6</text:p>
      <text:p text:style-name="P50"/>
      <text:p text:style-name="P44">Orality is a culture to the ear</text:p>
      <text:p text:style-name="P44">Orality is collective; group oriented</text:p>
      <text:p text:style-name="P44">Efemeral: can’t rewind</text:p>
      <text:p text:style-name="P44"/>
      <text:p text:style-name="P44">Writing is attuned to the eye</text:p>
      <text:p text:style-name="P44">Writing is done alone; sense of self, unique</text:p>
      <text:p text:style-name="P44">Permanent, <text:span text:style-name="T7">transcends time</text:span></text:p>
      <text:p text:style-name="P44"/>
      <text:p text:style-name="P45">Epic – A long narrative poem that typically recounts the history or legends of a national hero.</text:p>
      <text:list xml:id="list1545947269" text:style-name="L22">
        <text:list-item>
          <text:p text:style-name="P46">Large in scale, memorable, extraordinary</text:p>
        </text:list-item>
        <text:list-item>
          <text:p text:style-name="P47">Conventions: A national hero, set on an ample scale (both worldly and other worldly), grand action of superhuman deeds</text:p>
        </text:list-item>
        <text:list-item>
          <text:p text:style-name="P47">Gods and other supernatural beings take an active part</text:p>
        </text:list-item>
        <text:list-item>
          <text:p text:style-name="P47">Narrative style: elevated, ceremonial tone, highly formal</text:p>
        </text:list-item>
      </text:list>
      <text:p text:style-name="P48"/>
      <text:p text:style-name="P49">Gilgamesh has some flaws, no sense of limit, does whatever he wants even if it causes problems for the people of Ur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meta:creation-date>2017-09-21T05:32:00Z</meta:creation-date>
    <dc:date>2017-10-24T10:19:53.728927742</dc:date>
    <meta:editing-cycles>34</meta:editing-cycles>
    <meta:editing-duration>PT6H2M55S</meta:editing-duration>
    <meta:document-statistic meta:table-count="0" meta:image-count="0" meta:object-count="0" meta:page-count="6" meta:paragraph-count="176" meta:word-count="1700" meta:character-count="9822" meta:non-whitespace-character-count="8339"/>
    <meta:template xlink:type="simple" xlink:actuate="onRequest" xlink:title="" xlink:href="Normal.dotm"/>
  </office:meta>
</office:document-meta>
</file>